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2pt"/>
    </style:style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82.49pt"/>
    </style:style>
    <style:style style:name="co5" style:family="table-column">
      <style:table-column-properties fo:break-before="auto" style:column-width="152.25pt"/>
    </style:style>
    <style:style style:name="co6" style:family="table-column">
      <style:table-column-properties fo:break-before="auto" style:column-width="304.36pt"/>
    </style:style>
    <style:style style:name="co7" style:family="table-column">
      <style:table-column-properties fo:break-before="auto" style:column-width="104.2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55.5pt"/>
    </style:style>
    <style:style style:name="co10" style:family="table-column">
      <style:table-column-properties fo:break-before="auto" style:column-width="371.54pt"/>
    </style:style>
    <style:style style:name="co11" style:family="table-column">
      <style:table-column-properties fo:break-before="auto" style:column-width="48.76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53.84pt"/>
    </style:style>
    <style:style style:name="ro1" style:family="table-row">
      <style:table-row-properties style:row-height="22.34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MIDI_20_Mutarjim_20_PCB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100"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font-size="12pt" style:font-size-asian="12pt" style:font-size-complex="12pt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6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icle Accessory Controller PCBA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number-columns-repeated="1010" table:default-cell-style-name="ce27"/>
        <table:table-row table:style-name="ro1">
          <table:table-cell table:style-name="ce1" office:value-type="string" calcext:value-type="string" table:number-columns-spanned="10" table:number-rows-spanned="1">
            <text:p>Vehicle Accessory Controller PCBA BOM v0.1</text:p>
          </table:table-cell>
          <table:covered-table-cell table:number-columns-repeated="9" table:style-name="ce1"/>
          <table:table-cell table:number-columns-repeated="1011"/>
        </table:table-row>
        <table:table-row table:style-name="ro2">
          <table:table-cell table:style-name="ce20" office:value-type="string" calcext:value-type="string">
            <text:p>REF</text:p>
          </table:table-cell>
          <table:table-cell table:style-name="ce20" office:value-type="string" calcext:value-type="string">
            <text:p>QTY</text:p>
          </table:table-cell>
          <table:table-cell table:style-name="ce20" office:value-type="string" calcext:value-type="string">
            <text:p>Cost</text:p>
          </table:table-cell>
          <table:table-cell table:style-name="ce20" office:value-type="string" calcext:value-type="string">
            <text:p>MRF</text:p>
          </table:table-cell>
          <table:table-cell table:style-name="ce20" office:value-type="string" calcext:value-type="string">
            <text:p>MFRPN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PACKAGE</text:p>
          </table:table-cell>
          <table:table-cell table:style-name="ce20" office:value-type="string" calcext:value-type="string">
            <text:p>DATASHEET</text:p>
          </table:table-cell>
          <table:table-cell table:style-name="ce20" office:value-type="string" calcext:value-type="string">
            <text:p>LINK</text:p>
          </table:table-cell>
          <table:table-cell table:style-name="ce20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22" office:value-type="string" calcext:value-type="string">
            <text:p>U10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78.25" calcext:value-type="currency">
            <text:p>$78.25</text:p>
          </table:table-cell>
          <table:table-cell table:style-name="ce34" office:value-type="string" calcext:value-type="string">
            <text:p>Recom</text:p>
          </table:table-cell>
          <table:table-cell table:style-name="ce37" office:value-type="string" calcext:value-type="string">
            <text:p>REM20-2405SW/P</text:p>
          </table:table-cell>
          <table:table-cell table:style-name="ce22" office:value-type="string" calcext:value-type="string">
            <text:p>Recom Power Module, Control Pin Positive Logic</text:p>
          </table:table-cell>
          <table:table-cell table:style-name="ce37" office:value-type="string" calcext:value-type="string">
            <text:p>Custom</text:p>
          </table:table-cell>
          <table:table-cell table:style-name="ce41" office:value-type="string" calcext:value-type="string">
            <text:p><text:a xlink:href="https://recom-power.com/pdf/Medline_DC-DC/REM20-W.pdf" xlink:type="simple">https://recom-power.com/pdf/Medline_DC-DC/REM20-W.pdf</text:a></text:p>
          </table:table-cell>
          <table:table-cell table:style-name="ce41" office:value-type="string" calcext:value-type="string">
            <text:p><text:a xlink:href="https://www.arrow.com/en/products/rem20-2405swp/recom-power" xlink:type="simple">https://www.arrow.com/en/products/rem20-2405swp/recom-power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U102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2.24" calcext:value-type="currency">
            <text:p>$2.24</text:p>
          </table:table-cell>
          <table:table-cell table:style-name="ce34" office:value-type="string" calcext:value-type="string">
            <text:p>Atmel</text:p>
          </table:table-cell>
          <table:table-cell table:style-name="ce37" office:value-type="string" calcext:value-type="string">
            <text:p>ATMEGA328P-MNR</text:p>
          </table:table-cell>
          <table:table-cell table:style-name="ce22" office:value-type="string" calcext:value-type="string">
            <text:p>ATmega328P</text:p>
          </table:table-cell>
          <table:table-cell table:style-name="ce37" office:value-type="string" calcext:value-type="string">
            <text:p>32-VQFN/MLF</text:p>
          </table:table-cell>
          <table:table-cell table:style-name="ce41" office:value-type="string" calcext:value-type="string">
            <text:p><text:a xlink:href="http://ww1.microchip.com/downloads/en/DeviceDoc/ATmega48A-PA-88A-PA-168A-PA-328-P-DS-DS40002061A.pdf" xlink:type="simple">http://ww1.microchip.com/downloads/en/DeviceDoc/ATmega48A-PA-88A-PA-168A-PA-328-P-DS-DS40002061A.pdf</text:a></text:p>
          </table:table-cell>
          <table:table-cell table:style-name="ce43" office:value-type="string" calcext:value-type="string">
            <text:p><text:a xlink:href="https://www.arrow.com/en/products/atmega328p-mnr/microchip-technology" xlink:type="simple">https://www.arrow.com/en/products/atmega328p-mnr/microchip-technology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U103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1.66" calcext:value-type="currency">
            <text:p>$1.66</text:p>
          </table:table-cell>
          <table:table-cell table:style-name="ce34" office:value-type="string" calcext:value-type="string">
            <text:p>TI</text:p>
          </table:table-cell>
          <table:table-cell table:style-name="ce37" office:value-type="string" calcext:value-type="string">
            <text:p>TPS3710QDSERQ1</text:p>
          </table:table-cell>
          <table:table-cell table:style-name="ce22" office:value-type="string" calcext:value-type="string">
            <text:p>Under-voltage Supervisor</text:p>
          </table:table-cell>
          <table:table-cell table:style-name="ce37" office:value-type="string" calcext:value-type="string">
            <text:p>WSON-6</text:p>
          </table:table-cell>
          <table:table-cell table:style-name="ce41" office:value-type="string" calcext:value-type="string">
            <text:p><text:a xlink:href="https://www.ti.com/lit/ds/symlink/tps3710-q1.pdf" xlink:type="simple">https://www.ti.com/lit/ds/symlink/tps3710-q1.pdf</text:a></text:p>
          </table:table-cell>
          <table:table-cell table:style-name="ce43" office:value-type="string" calcext:value-type="string">
            <text:p><text:a xlink:href="https://www.arrow.com/en/products/tps3710qdserq1/texas-instruments" xlink:type="simple">https://www.arrow.com/en/products/tps3710qdserq1/texas-instruments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U104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0.79" calcext:value-type="currency">
            <text:p>$0.79</text:p>
          </table:table-cell>
          <table:table-cell table:style-name="ce34" office:value-type="string" calcext:value-type="string">
            <text:p>SiLabs</text:p>
          </table:table-cell>
          <table:table-cell table:style-name="ce37" office:value-type="string" calcext:value-type="string">
            <text:p>SI8710CC-B-IS</text:p>
          </table:table-cell>
          <table:table-cell table:style-name="ce22" office:value-type="string" calcext:value-type="string">
            <text:p>Single-Channel Digital Isolator</text:p>
          </table:table-cell>
          <table:table-cell table:style-name="ce37" office:value-type="string" calcext:value-type="string">
            <text:p>SOIC-8 NB</text:p>
          </table:table-cell>
          <table:table-cell table:style-name="ce41" office:value-type="string" calcext:value-type="string">
            <text:p><text:a xlink:href="https://media.digikey.com/pdf/Data%20Sheets/Silicon%20Laboratories%20PDFs/Si87xx.pdf" xlink:type="simple">https://media.digikey.com/pdf/Data Sheets/Silicon Laboratories PDFs/Si87xx.pdf</text:a></text:p>
          </table:table-cell>
          <table:table-cell table:style-name="ce43" office:value-type="string" calcext:value-type="string">
            <text:p><text:a xlink:href="https://www.arrow.com/en/products/si8710cc-b-is/silicon-labs" xlink:type="simple">https://www.arrow.com/en/products/si8710cc-b-is/silicon-labs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U105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1.33" calcext:value-type="currency">
            <text:p>$1.33</text:p>
          </table:table-cell>
          <table:table-cell table:style-name="ce34" office:value-type="string" calcext:value-type="string">
            <text:p>SiLabs</text:p>
          </table:table-cell>
          <table:table-cell table:style-name="ce37" office:value-type="string" calcext:value-type="string">
            <text:p>CP2102N-A02-GQFN24</text:p>
          </table:table-cell>
          <table:table-cell table:style-name="ce22" office:value-type="string" calcext:value-type="string">
            <text:p>USB-to-UART Bridge</text:p>
          </table:table-cell>
          <table:table-cell table:style-name="ce37" office:value-type="string" calcext:value-type="string">
            <text:p>QFN24</text:p>
          </table:table-cell>
          <table:table-cell table:style-name="ce41" office:value-type="string" calcext:value-type="string">
            <text:p><text:a xlink:href="https://www.silabs.com/documents/public/data-sheets/cp2102n-datasheet.pdf" xlink:type="simple">https://www.silabs.com/documents/public/data-sheets/cp2102n-datasheet.pdf</text:a></text:p>
          </table:table-cell>
          <table:table-cell table:style-name="ce43" office:value-type="string" calcext:value-type="string">
            <text:p><text:a xlink:href="https://www.arrow.com/en/products/cp2102n-a02-gqfn24/silicon-labs" xlink:type="simple">https://www.arrow.com/en/products/cp2102n-a02-gqfn24/silicon-labs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U106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2.58" calcext:value-type="currency">
            <text:p>$2.58</text:p>
          </table:table-cell>
          <table:table-cell table:style-name="ce34" office:value-type="string" calcext:value-type="string">
            <text:p>SiLabs</text:p>
          </table:table-cell>
          <table:table-cell table:style-name="ce37" office:value-type="string" calcext:value-type="string">
            <text:p>Si8631EC-B-IS1</text:p>
          </table:table-cell>
          <table:table-cell table:style-name="ce22" office:value-type="string" calcext:value-type="string">
            <text:p>Tripple-Channel Digital Isolator, Default High</text:p>
          </table:table-cell>
          <table:table-cell table:style-name="ce37" office:value-type="string" calcext:value-type="string">
            <text:p>NB SOIC-16</text:p>
          </table:table-cell>
          <table:table-cell table:style-name="ce41" office:value-type="string" calcext:value-type="string">
            <text:p><text:a xlink:href="https://www.silabs.com/documents/public/data-sheets/si863x-datasheet.pdf" xlink:type="simple">https://www.silabs.com/documents/public/data-sheets/si863x-datasheet.pdf</text:a></text:p>
          </table:table-cell>
          <table:table-cell table:style-name="ce43" office:value-type="string" calcext:value-type="string">
            <text:p><text:a xlink:href="https://www.arrow.com/en/products/si8631ec-b-is1/silicon-labs" xlink:type="simple">https://www.arrow.com/en/products/si8631ec-b-is1/silicon-labs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U107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58" calcext:value-type="currency">
            <text:p>$0.58</text:p>
          </table:table-cell>
          <table:table-cell table:style-name="ce34" office:value-type="string" calcext:value-type="string">
            <text:p>ON Semi</text:p>
          </table:table-cell>
          <table:table-cell table:style-name="ce37" office:value-type="string" calcext:value-type="string">
            <text:p>NCV551SN50T1G</text:p>
          </table:table-cell>
          <table:table-cell table:style-name="ce22" office:value-type="string" calcext:value-type="string">
            <text:p>LDO, 5V, 150mA</text:p>
          </table:table-cell>
          <table:table-cell table:style-name="ce37" office:value-type="string" calcext:value-type="string">
            <text:p>SOT-23-5</text:p>
          </table:table-cell>
          <table:table-cell table:style-name="ce41" office:value-type="string" calcext:value-type="string">
            <text:p><text:a xlink:href="https://www.onsemi.com/pub/Collateral/NCP551-D.PDF" xlink:type="simple">https://www.onsemi.com/pub/Collateral/NCP551-D.PDF</text:a></text:p>
          </table:table-cell>
          <table:table-cell table:style-name="ce43" office:value-type="string" calcext:value-type="string">
            <text:p><text:a xlink:href="https://www.arrow.com/en/products/ncv551sn50t1g/on-semiconductor" xlink:type="simple">https://www.arrow.com/en/products/ncv551sn50t1g/on-semiconductor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Y901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0.4" calcext:value-type="currency">
            <text:p>$0.40</text:p>
          </table:table-cell>
          <table:table-cell table:style-name="ce34" office:value-type="string" calcext:value-type="string">
            <text:p>Murata</text:p>
          </table:table-cell>
          <table:table-cell table:style-name="ce45" office:value-type="string" calcext:value-type="string">
            <text:p>CSTNE16M0VH3C000R0</text:p>
          </table:table-cell>
          <table:table-cell table:style-name="ce22" office:value-type="string" calcext:value-type="string">
            <text:p><text:span text:style-name="T1">16MHz Resonator</text:span>, 0.13%, 15pF</text:p>
          </table:table-cell>
          <table:table-cell table:style-name="ce22" office:value-type="string" calcext:value-type="string">
            <text:p>3 Pad Custom</text:p>
          </table:table-cell>
          <table:table-cell table:style-name="ce48" office:value-type="string" calcext:value-type="string">
            <text:p><text:a xlink:href="https://www.murata.com/en/products/productdata/8801162264606/SPEC-CSTNE16M0VH3C000R0.pdf" xlink:type="simple">https://www.murata.com/en/products/productdata/8801162264606/SPEC-CSTNE16M0VH3C000R0.pdf</text:a></text:p>
          </table:table-cell>
          <table:table-cell table:style-name="ce48" office:value-type="string" calcext:value-type="string">
            <text:p><text:a xlink:href="https://www.arrow.com/en/products/cstne16m0vh3c000r0/murata-manufacturing" xlink:type="simple">https://www.arrow.com/en/products/cstne16m0vh3c000r0/murata-manufacturing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Q201, Q202, Q203, Q204</text:p>
          </table:table-cell>
          <table:table-cell table:style-name="ce35" office:value-type="string" calcext:value-type="string">
            <text:p>4</text:p>
          </table:table-cell>
          <table:table-cell table:style-name="ce33" office:value-type="currency" office:currency="USD" office:value="0.22" calcext:value-type="currency">
            <text:p>$0.22</text:p>
          </table:table-cell>
          <table:table-cell table:style-name="ce34" office:value-type="string" calcext:value-type="string">
            <text:p>ON Semi</text:p>
          </table:table-cell>
          <table:table-cell table:style-name="ce37" office:value-type="string" calcext:value-type="string">
            <text:p>BSS138</text:p>
          </table:table-cell>
          <table:table-cell table:style-name="ce22" office:value-type="string" calcext:value-type="string">
            <text:p>N-Channel Logic-Level Enhancement Mode MOSFET</text:p>
          </table:table-cell>
          <table:table-cell table:style-name="ce37" office:value-type="string" calcext:value-type="string">
            <text:p>SOT-23-3</text:p>
          </table:table-cell>
          <table:table-cell table:style-name="ce41" office:value-type="string" calcext:value-type="string">
            <text:p><text:a xlink:href="https://www.onsemi.com/pub/Collateral/BSS138-D.PDF" xlink:type="simple">https://www.onsemi.com/pub/Collateral/BSS138-D.PDF</text:a></text:p>
          </table:table-cell>
          <table:table-cell table:style-name="ce43" office:value-type="string" calcext:value-type="string">
            <text:p><text:a xlink:href="https://www.arrow.com/en/products/bss138/on-semiconductor" xlink:type="simple">https://www.arrow.com/en/products/bss138/on-semiconductor</text:a></text:p>
          </table:table-cell>
          <table:table-cell table:style-name="ce52" office:value-type="string" calcext:value-type="string">
            <text:p>Diodes BSN20-7</text:p>
          </table:table-cell>
          <table:table-cell table:number-columns-repeated="1011"/>
        </table:table-row>
        <table:table-row table:style-name="ro3">
          <table:table-cell table:style-name="ce22" office:value-type="string" calcext:value-type="string">
            <text:p>D601, D602, D603, D604</text:p>
          </table:table-cell>
          <table:table-cell table:style-name="ce35" office:value-type="float" office:value="4" calcext:value-type="float">
            <text:p>4</text:p>
          </table:table-cell>
          <table:table-cell table:style-name="ce33" office:value-type="currency" office:currency="USD" office:value="0.41" calcext:value-type="currency">
            <text:p>$0.41</text:p>
          </table:table-cell>
          <table:table-cell table:style-name="ce34" office:value-type="string" calcext:value-type="string">
            <text:p>OSRAM</text:p>
          </table:table-cell>
          <table:table-cell table:style-name="ce45" office:value-type="string" calcext:value-type="string">
            <text:p>LB Q39G-L2OO-35-1</text:p>
          </table:table-cell>
          <table:table-cell table:style-name="ce37" office:value-type="string" calcext:value-type="string">
            <text:p>Indicator LED, Blue, 2.85Vf</text:p>
          </table:table-cell>
          <table:table-cell table:style-name="ce37" office:value-type="string" calcext:value-type="string">
            <text:p>Chip 0603</text:p>
          </table:table-cell>
          <table:table-cell table:style-name="ce43" office:value-type="string" calcext:value-type="string">
            <text:p><text:a xlink:href="https://media.digikey.com/pdf/Data%20Sheets/Osram%20PDFs/LB_Q39G_v1.4_9-1-15.pdf" xlink:type="simple">https://media.digikey.com/pdf/Data Sheets/Osram PDFs/LB_Q39G_v1.4_9-1-15.pdf</text:a></text:p>
          </table:table-cell>
          <table:table-cell table:style-name="ce43" office:value-type="string" calcext:value-type="string">
            <text:p><text:a xlink:href="https://www.arrow.com/en/products/lbq39g-l2oo-35-1/osram-opto-semiconductors" xlink:type="simple">https://www.arrow.com/en/products/lbq39g-l2oo-35-1/osram-opto-semiconductors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D605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0.7" calcext:value-type="currency">
            <text:p>$0.70</text:p>
          </table:table-cell>
          <table:table-cell table:style-name="ce34" office:value-type="string" calcext:value-type="string">
            <text:p>Littelfuse</text:p>
          </table:table-cell>
          <table:table-cell table:style-name="ce45" office:value-type="string" calcext:value-type="string">
            <text:p>SP0503BAHT</text:p>
          </table:table-cell>
          <table:table-cell table:style-name="ce37" office:value-type="string" calcext:value-type="string">
            <text:p>3-Channel TVS Diode Array</text:p>
          </table:table-cell>
          <table:table-cell table:style-name="ce37" office:value-type="string" calcext:value-type="string">
            <text:p>SOT143</text:p>
          </table:table-cell>
          <table:table-cell table:style-name="ce43" office:value-type="string" calcext:value-type="string">
            <text:p><text:a xlink:href="https://www.littelfuse.com/~/media/files/littelfuse/technical%20resources/documents/data%20sheets/sp05xxba.pdf" xlink:type="simple">https://www.littelfuse.com/~/media/files/littelfuse/technical resources/documents/data sheets/sp05xxba.pdf</text:a></text:p>
          </table:table-cell>
          <table:table-cell table:style-name="ce43" office:value-type="string" calcext:value-type="string">
            <text:p><text:a xlink:href="https://www.arrow.com/en/products/sp0503bahtg/littelfuse" xlink:type="simple">https://www.arrow.com/en/products/sp0503bahtg/littelfuse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SW30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6.74" calcext:value-type="currency">
            <text:p>$6.74</text:p>
          </table:table-cell>
          <table:table-cell table:style-name="ce34" office:value-type="string" calcext:value-type="string">
            <text:p>C&amp;K</text:p>
          </table:table-cell>
          <table:table-cell table:style-name="ce45" office:value-type="string" calcext:value-type="string">
            <text:p>ET01MD1AGE</text:p>
          </table:table-cell>
          <table:table-cell table:style-name="ce37" office:value-type="string" calcext:value-type="string">
            <text:p>SPDT On-On Toggle Switch</text:p>
          </table:table-cell>
          <table:table-cell table:style-name="ce37" office:value-type="string" calcext:value-type="string">
            <text:p>Custom</text:p>
          </table:table-cell>
          <table:table-cell table:style-name="ce43" office:value-type="string" calcext:value-type="string">
            <text:p><text:a xlink:href="https://www.ckswitches.com/products/toggle/ET/#ET01MD1AGE" xlink:type="simple">https://www.ckswitches.com/products/toggle/ET/#ET01MD1AGE</text:a></text:p>
          </table:table-cell>
          <table:table-cell table:style-name="ce43" office:value-type="string" calcext:value-type="string">
            <text:p><text:a xlink:href="https://www.arrow.com/en/products/et01md1age/ck" xlink:type="simple">https://www.arrow.com/en/products/et01md1age/ck</text:a></text:p>
          </table:table-cell>
          <table:table-cell table:style-name="ce52" office:value-type="string" calcext:value-type="string">
            <text:p>C&amp;K ET01MD1ABE, C&amp;K ET01M3D1ABE (Black ESD)</text:p>
          </table:table-cell>
          <table:table-cell table:number-columns-repeated="1011"/>
        </table:table-row>
        <table:table-row table:style-name="ro3">
          <table:table-cell table:style-name="ce22" office:value-type="string" calcext:value-type="string">
            <text:p>F40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1.53" calcext:value-type="currency">
            <text:p>$1.53</text:p>
          </table:table-cell>
          <table:table-cell table:style-name="ce34" office:value-type="string" calcext:value-type="string">
            <text:p>Keystone</text:p>
          </table:table-cell>
          <table:table-cell table:style-name="ce45" office:value-type="string" calcext:value-type="string">
            <text:p>3587</text:p>
          </table:table-cell>
          <table:table-cell table:style-name="ce37" office:value-type="string" calcext:value-type="string">
            <text:p>Low Profile MINI Fuse Holder</text:p>
          </table:table-cell>
          <table:table-cell table:style-name="ce37" office:value-type="string" calcext:value-type="string">
            <text:p>Custom</text:p>
          </table:table-cell>
          <table:table-cell table:style-name="ce50" office:value-type="string" calcext:value-type="string">
            <text:p><text:a xlink:href="http://www.keyelco.com/product-pdf.cfm?p=310" xlink:type="simple">http://www.keyelco.com/product-pdf.cfm?p=310</text:a></text:p>
          </table:table-cell>
          <table:table-cell table:style-name="ce43" office:value-type="string" calcext:value-type="string">
            <text:p><text:a xlink:href="https://www.digikey.com/product-detail/en/keystone-electronics/3587/36-3587-ND/2137315" xlink:type="simple">https://www.digikey.com/product-detail/en/keystone-electronics/3587/36-3587-ND/2137315</text:a></text:p>
          </table:table-cell>
          <table:table-cell table:style-name="ce52" office:value-type="string" calcext:value-type="string">
            <text:p>3587-10 (Red), 3587-15 (Blue), 3587-20 (Yellow)</text:p>
          </table:table-cell>
          <table:table-cell table:number-columns-repeated="1011"/>
        </table:table-row>
        <table:table-row table:style-name="ro3">
          <table:table-cell table:style-name="ce22" office:value-type="string" calcext:value-type="string">
            <text:p>J50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1.16" calcext:value-type="currency">
            <text:p>$1.16</text:p>
          </table:table-cell>
          <table:table-cell table:style-name="ce34" office:value-type="string" calcext:value-type="string">
            <text:p>Keystone</text:p>
          </table:table-cell>
          <table:table-cell table:style-name="ce45" office:value-type="float" office:value="8719" calcext:value-type="float">
            <text:p>8719</text:p>
          </table:table-cell>
          <table:table-cell table:style-name="ce34" office:value-type="string" calcext:value-type="string">
            <text:p>1x3 Screw Terminal 14-22 AWG</text:p>
          </table:table-cell>
          <table:table-cell table:style-name="ce34" office:value-type="string" calcext:value-type="string">
            <text:p>Custom</text:p>
          </table:table-cell>
          <table:table-cell table:style-name="ce58" office:value-type="string" calcext:value-type="string">
            <text:p><text:a xlink:href="https://www.keyelco.com/userAssets/file/M55p58.pdf" xlink:type="simple">https://www.keyelco.com/userAssets/file/M55p58.pdf</text:a></text:p>
          </table:table-cell>
          <table:table-cell table:style-name="ce58" office:value-type="string" calcext:value-type="string">
            <text:p><text:a xlink:href="https://www.digikey.com/product-detail/en/keystone-electronics/8719/36-8719-ND/317125" xlink:type="simple">https://www.digikey.com/product-detail/en/keystone-electronics/8719/36-8719-ND/317125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J502, J503, J504, J505</text:p>
          </table:table-cell>
          <table:table-cell table:style-name="ce35" office:value-type="float" office:value="4" calcext:value-type="float">
            <text:p>4</text:p>
          </table:table-cell>
          <table:table-cell table:style-name="ce33" office:value-type="currency" office:currency="USD" office:value="1.01" calcext:value-type="currency">
            <text:p>$1.01</text:p>
          </table:table-cell>
          <table:table-cell table:style-name="ce34" office:value-type="string" calcext:value-type="string">
            <text:p>TE</text:p>
          </table:table-cell>
          <table:table-cell table:style-name="ce45" office:value-type="string" calcext:value-type="string">
            <text:p>1776275-3</text:p>
          </table:table-cell>
          <table:table-cell table:style-name="ce34" office:value-type="string" calcext:value-type="string">
            <text:p>1x3 Screw Terminal 18-26 AWG</text:p>
          </table:table-cell>
          <table:table-cell table:style-name="ce34" office:value-type="string" calcext:value-type="string">
            <text:p>Custom</text:p>
          </table:table-cell>
          <table:table-cell table:style-name="ce58" office:value-type="string" calcext:value-type="string">
            <text:p><text:a xlink:href="https://www.te.com/commerce/DocumentDelivery/DDEController?Action=srchrtrv&amp;DocNm=1776275&amp;DocType=Customer+Drawing&amp;DocLang=English" xlink:type="simple">https://www.te.com/commerce/DocumentDelivery/DDEController?Action=srchrtrv&amp;DocNm=1776275&amp;DocType=Customer+Drawing&amp;DocLang=English</text:a></text:p>
          </table:table-cell>
          <table:table-cell table:style-name="ce58" office:value-type="string" calcext:value-type="string">
            <text:p><text:a xlink:href="https://www.arrow.com/en/products/1776275-3/te-connectivity" xlink:type="simple">https://www.arrow.com/en/products/1776275-3/te-connectivity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J506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0.77" calcext:value-type="currency">
            <text:p>$0.77</text:p>
          </table:table-cell>
          <table:table-cell table:style-name="ce34" office:value-type="string" calcext:value-type="string">
            <text:p>AFCI</text:p>
          </table:table-cell>
          <table:table-cell table:style-name="ce37" office:value-type="string" calcext:value-type="string">
            <text:p>10033526-N3212LF</text:p>
          </table:table-cell>
          <table:table-cell table:style-name="ce34" office:value-type="string" calcext:value-type="string">
            <text:p>USB-mini Connector</text:p>
          </table:table-cell>
          <table:table-cell table:style-name="ce34" office:value-type="string" calcext:value-type="string">
            <text:p>Custom</text:p>
          </table:table-cell>
          <table:table-cell table:style-name="ce61" office:value-type="string" calcext:value-type="string">
            <text:p><text:a xlink:href="https://www.amphenol-icc.com/media/wysiwyg/files/drawing/10033526.pdf" xlink:type="simple">https://www.amphenol-icc.com/media/wysiwyg/files/drawing/10033526.pdf</text:a></text:p>
          </table:table-cell>
          <table:table-cell table:style-name="ce61" office:value-type="string" calcext:value-type="string">
            <text:p><text:a xlink:href="https://www.arrow.com/en/products/10033526-n3212lf/amphenol-fci" xlink:type="simple">https://www.arrow.com/en/products/10033526-n3212lf/amphenol-fci</text:a></text:p>
          </table:table-cell>
          <table:table-cell table:style-name="ce22" office:value-type="string" calcext:value-type="string">
            <text:p>10033526-N3212MLF, 10033526-N3222LF, 10033526-N3222MLF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22" office:value-type="string" calcext:value-type="string">
            <text:p>R70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22" office:value-type="string" calcext:value-type="string">
            <text:p>Panasonic</text:p>
          </table:table-cell>
          <table:table-cell table:style-name="ce22" office:value-type="string" calcext:value-type="string">
            <text:p>ERA-3AEB4872V</text:p>
          </table:table-cell>
          <table:table-cell table:style-name="ce22" office:value-type="string" calcext:value-type="string">
            <text:p>48.7K Ohm Resistor, +/-1%, 1/16W or greater</text:p>
          </table:table-cell>
          <table:table-cell table:style-name="ce34" office:value-type="string" calcext:value-type="string">
            <text:p>0603</text:p>
          </table:table-cell>
          <table:table-cell table:style-name="ce41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1" office:value-type="string" calcext:value-type="string">
            <text:p><text:a xlink:href="https://www.arrow.com/en/products/era-3aeb4872v/panasonic" xlink:type="simple">https://www.arrow.com/en/products/era-3aeb4872v/panasonic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R702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65" calcext:value-type="currency">
            <text:p>$0.65</text:p>
          </table:table-cell>
          <table:table-cell table:style-name="ce22" office:value-type="string" calcext:value-type="string">
            <text:p>Panasonic</text:p>
          </table:table-cell>
          <table:table-cell table:style-name="ce22" office:value-type="string" calcext:value-type="string">
            <text:p>ERA-3APB103V</text:p>
          </table:table-cell>
          <table:table-cell table:style-name="ce22" office:value-type="string" calcext:value-type="string">
            <text:p>10K Ohm Resistor, +/-5%, 0.1W</text:p>
          </table:table-cell>
          <table:table-cell table:style-name="ce34" office:value-type="string" calcext:value-type="string">
            <text:p>0603</text:p>
          </table:table-cell>
          <table:table-cell table:style-name="ce41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1" office:value-type="string" calcext:value-type="string">
            <text:p><text:a xlink:href="https://www.arrow.com/en/products/era-3apb103v/panasonic" xlink:type="simple">https://www.arrow.com/en/products/era-3apb103v/panasonic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R703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1" calcext:value-type="currency">
            <text:p>$0.10</text:p>
          </table:table-cell>
          <table:table-cell table:style-name="ce34" office:value-type="string" calcext:value-type="string">
            <text:p>Yageo</text:p>
          </table:table-cell>
          <table:table-cell table:style-name="ce45" office:value-type="string" calcext:value-type="string">
            <text:p>RC0603FR-072M43L</text:p>
          </table:table-cell>
          <table:table-cell table:style-name="ce46" office:value-type="string" calcext:value-type="string">
            <text:p>2.43M Ohm Resistor, +/-0.5%, 0.1W</text:p>
          </table:table-cell>
          <table:table-cell table:style-name="ce46" office:value-type="string" calcext:value-type="string">
            <text:p>0603</text:p>
          </table:table-cell>
          <table:table-cell table:style-name="ce43" office:value-type="string" calcext:value-type="string">
            <text:p><text:a xlink:href="https://static6.arrow.com/aropdfconversion/ab27cab4c33d97da38ecc8ac38e34caed1b4f994/rc0603fr-07956kl.pdf" xlink:type="simple">https://static6.arrow.com/aropdfconversion/ab27cab4c33d97da38ecc8ac38e34caed1b4f994/rc0603fr-07956kl.pdf</text:a></text:p>
          </table:table-cell>
          <table:table-cell table:style-name="ce43" office:value-type="string" calcext:value-type="string">
            <text:p><text:a xlink:href="https://www.arrow.com/en/products/rc0603fr-072m43l/yageo" xlink:type="simple">https://www.arrow.com/en/products/rc0603fr-072m43l/yageo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04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B8452V</text:p>
          </table:table-cell>
          <table:table-cell table:style-name="ce34" office:value-type="string" calcext:value-type="string">
            <text:p>84.5K Ohm Resistor, +/-0.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eb8452v/panasonic" xlink:type="simple">https://www.arrow.com/en/products/era-3aeb8452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05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54" calcext:value-type="currency">
            <text:p>$0.54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RB4992V </text:p>
          </table:table-cell>
          <table:table-cell table:style-name="ce34" office:value-type="string" calcext:value-type="string">
            <text:p>49.9K Ohm Resistor, +/-0.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rb4992v/panasonic" xlink:type="simple">https://www.arrow.com/en/products/era-3arb4992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06, R707</text:p>
          </table:table-cell>
          <table:table-cell table:style-name="ce35" office:value-type="string" calcext:value-type="string">
            <text:p>2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B431V</text:p>
          </table:table-cell>
          <table:table-cell table:style-name="ce34" office:value-type="string" calcext:value-type="string">
            <text:p>430 Ohm Led Resistor, +/-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3aeb431v/panasonic" xlink:type="simple">https://www.arrow.com/en/products/era3aeb431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25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D161V</text:p>
          </table:table-cell>
          <table:table-cell table:style-name="ce34" office:value-type="string" calcext:value-type="string">
            <text:p>160 Ohm Resistor, +/-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eb161v/panasonic" xlink:type="simple">https://www.arrow.com/en/products/era-3aeb161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08, R709, R710, R711, R724, R726, R728</text:p>
          </table:table-cell>
          <table:table-cell table:style-name="ce35" office:value-type="string" calcext:value-type="string">
            <text:p>7</text:p>
          </table:table-cell>
          <table:table-cell table:style-name="ce33" office:value-type="currency" office:currency="USD" office:value="0.54" calcext:value-type="currency">
            <text:p>$0.54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RB102V</text:p>
          </table:table-cell>
          <table:table-cell table:style-name="ce34" office:value-type="string" calcext:value-type="string">
            <text:p>1K Ohm Resistor, +/-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search?cat=&amp;q=ERA-3ARB102V&amp;r=true" xlink:type="simple">https://www.arrow.com/en/products/search?cat=&amp;q=ERA-3ARB102V&amp;r=true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12, R713, R714, R715, R727</text:p>
          </table:table-cell>
          <table:table-cell table:style-name="ce35" office:value-type="string" calcext:value-type="string">
            <text:p>5</text:p>
          </table:table-cell>
          <table:table-cell table:style-name="ce33" office:value-type="currency" office:currency="USD" office:value="0.14" calcext:value-type="currency">
            <text:p>$0.14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J-PA3F1004V</text:p>
          </table:table-cell>
          <table:table-cell table:style-name="ce34" office:value-type="string" calcext:value-type="string">
            <text:p>1M Ohm Resistor, +/-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O0000/AOA0000C331.pdf" xlink:type="simple">https://industrial.panasonic.com/cdbs/www-data/pdf/RDO0000/AOA0000C331.pdf</text:a></text:p>
          </table:table-cell>
          <table:table-cell table:style-name="ce43" office:value-type="string" calcext:value-type="string">
            <text:p><text:a xlink:href="https://www.arrow.com/en/products/erj-pa3f1004v/panasonic" xlink:type="simple">https://www.arrow.com/en/products/erj-pa3f1004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16, R717, R718, R719, R731</text:p>
          </table:table-cell>
          <table:table-cell table:style-name="ce35" office:value-type="float" office:value="5" calcext:value-type="float">
            <text:p>5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B2212V</text:p>
          </table:table-cell>
          <table:table-cell table:style-name="ce34" office:value-type="string" calcext:value-type="string">
            <text:p>22.1K Ohm Resistor, +/-1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eb2212v/panasonic" xlink:type="simple">https://www.arrow.com/en/products/era-3aeb2212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20, R721, R722, R723</text:p>
          </table:table-cell>
          <table:table-cell table:style-name="ce35" office:value-type="string" calcext:value-type="string">
            <text:p>4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B3092V</text:p>
          </table:table-cell>
          <table:table-cell table:style-name="ce34" office:value-type="string" calcext:value-type="string">
            <text:p>30.9K Ohm Resistor, +/-1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eb3092v/panasonic" xlink:type="simple">https://www.arrow.com/en/products/era-3aeb3092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29, R730</text:p>
          </table:table-cell>
          <table:table-cell table:style-name="ce35" office:value-type="string" calcext:value-type="string">
            <text:p>2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B90R9V</text:p>
          </table:table-cell>
          <table:table-cell table:style-name="ce34" office:value-type="string" calcext:value-type="string">
            <text:p>90.9 Ohm Led Resistor, +/-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eb90r9v/panasonic" xlink:type="simple">https://www.arrow.com/en/products/era-3aeb90r9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32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B4752V</text:p>
          </table:table-cell>
          <table:table-cell table:style-name="ce34" office:value-type="string" calcext:value-type="string">
            <text:p>47.5K Ohm Resistor, +/-1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3aeb4752v/panasonic" xlink:type="simple">https://www.arrow.com/en/products/era3aeb4752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C80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2.79" calcext:value-type="currency">
            <text:p>$2.79</text:p>
          </table:table-cell>
          <table:table-cell table:style-name="ce34" office:value-type="string" calcext:value-type="string">
            <text:p>Kemet</text:p>
          </table:table-cell>
          <table:table-cell table:style-name="ce45" office:value-type="string" calcext:value-type="string">
            <text:p>T498D106K050ATE1K0</text:p>
          </table:table-cell>
          <table:table-cell table:style-name="ce34" office:value-type="string" calcext:value-type="string">
            <text:p>10uF Capacitor, +/-10%, 50V, X7R</text:p>
          </table:table-cell>
          <table:table-cell table:style-name="ce34" office:value-type="string" calcext:value-type="string">
            <text:p>2917</text:p>
          </table:table-cell>
          <table:table-cell table:style-name="ce58" office:value-type="string" calcext:value-type="string">
            <text:p><text:a xlink:href="https://content.kemet.com/datasheets/KEM_T2053_T498_AUTO.pdf" xlink:type="simple">https://content.kemet.com/datasheets/KEM_T2053_T498_AUTO.pdf</text:a></text:p>
          </table:table-cell>
          <table:table-cell table:style-name="ce58" office:value-type="string" calcext:value-type="string">
            <text:p><text:a xlink:href="https://www.arrow.com/en/products/t498d106k050ate1k0/kemet-corporation" xlink:type="simple">https://www.arrow.com/en/products/t498d106k050ate1k0/kemet-corporation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C802, C814, C815</text:p>
          </table:table-cell>
          <table:table-cell table:style-name="ce35" office:value-type="float" office:value="3" calcext:value-type="float">
            <text:p>3</text:p>
          </table:table-cell>
          <table:table-cell table:style-name="ce33" office:value-type="currency" office:currency="USD" office:value="0.27" calcext:value-type="currency">
            <text:p>$0.27</text:p>
          </table:table-cell>
          <table:table-cell table:style-name="ce34" office:value-type="string" calcext:value-type="string">
            <text:p>Murata</text:p>
          </table:table-cell>
          <table:table-cell table:style-name="ce45" office:value-type="string" calcext:value-type="string">
            <text:p>GCJ188R71E105KA01D</text:p>
          </table:table-cell>
          <table:table-cell table:style-name="ce34" office:value-type="string" calcext:value-type="string">
            <text:p>1uF Capacitor, +/-10%, 16V, X7R</text:p>
          </table:table-cell>
          <table:table-cell table:style-name="ce34" office:value-type="string" calcext:value-type="string">
            <text:p>0603</text:p>
          </table:table-cell>
          <table:table-cell table:style-name="ce58" office:value-type="string" calcext:value-type="string">
            <text:p><text:a xlink:href="https://search.murata.co.jp/Ceramy/image/img/A01X/G101/ENG/GCJ188R71E105KA01-01.pdf" xlink:type="simple">https://search.murata.co.jp/Ceramy/image/img/A01X/G101/ENG/GCJ188R71E105KA01-01.pdf</text:a></text:p>
          </table:table-cell>
          <table:table-cell table:style-name="ce58" office:value-type="string" calcext:value-type="string">
            <text:p><text:a xlink:href="https://www.arrow.com/en/products/gcj188r71e105ka01d/murata-manufacturing" xlink:type="simple">https://www.arrow.com/en/products/gcj188r71e105ka01d/murata-manufacturing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C803, C804, C805, C807, C809, C811, C812, C813</text:p>
          </table:table-cell>
          <table:table-cell table:style-name="ce35" office:value-type="float" office:value="8" calcext:value-type="float">
            <text:p>8</text:p>
          </table:table-cell>
          <table:table-cell table:style-name="ce33" office:value-type="currency" office:currency="USD" office:value="0.09" calcext:value-type="currency">
            <text:p>$0.09</text:p>
          </table:table-cell>
          <table:table-cell table:style-name="ce34" office:value-type="string" calcext:value-type="string">
            <text:p>Murata</text:p>
          </table:table-cell>
          <table:table-cell table:style-name="ce37" office:value-type="string" calcext:value-type="string">
            <text:p>GCJ188R71E104KA12D</text:p>
          </table:table-cell>
          <table:table-cell table:style-name="ce34" office:value-type="string" calcext:value-type="string">
            <text:p>0.1uF Capacitor, +/-10%, 16V, X7R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search.murata.co.jp/Ceramy/image/img/A01X/G101/ENG/GCJ188R71E104KA12-01.pdf" xlink:type="simple">https://search.murata.co.jp/Ceramy/image/img/A01X/G101/ENG/GCJ188R71E104KA12-01.pdf</text:a></text:p>
          </table:table-cell>
          <table:table-cell table:style-name="ce43" office:value-type="string" calcext:value-type="string">
            <text:p><text:a xlink:href="https://www.arrow.com/en/products/gcj188r71e104ka12d/murata-manufacturing" xlink:type="simple">https://www.arrow.com/en/products/gcj188r71e104ka12d/murata-manufacturing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C806, C808</text:p>
          </table:table-cell>
          <table:table-cell table:style-name="ce35" office:value-type="string" calcext:value-type="string">
            <text:p>2</text:p>
          </table:table-cell>
          <table:table-cell table:style-name="ce33" office:value-type="currency" office:currency="USD" office:value="0.38" calcext:value-type="currency">
            <text:p>$0.38</text:p>
          </table:table-cell>
          <table:table-cell table:style-name="ce34" office:value-type="string" calcext:value-type="string">
            <text:p>Murata</text:p>
          </table:table-cell>
          <table:table-cell table:style-name="ce37" office:value-type="string" calcext:value-type="string">
            <text:p>GRM188C71C475KE21D</text:p>
          </table:table-cell>
          <table:table-cell table:style-name="ce34" office:value-type="string" calcext:value-type="string">
            <text:p>4.7uF Capacitor, +/-10%, 16V, X7R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search.murata.co.jp/Ceramy/image/img/A01X/G101/ENG/GRM188C71C475KE21-01.pdf" xlink:type="simple">https://search.murata.co.jp/Ceramy/image/img/A01X/G101/ENG/GRM188C71C475KE21-01.pdf</text:a></text:p>
          </table:table-cell>
          <table:table-cell table:style-name="ce43" office:value-type="string" calcext:value-type="string">
            <text:p><text:a xlink:href="https://www.arrow.com/en/products/grm188c71c475ke21d/murata-manufacturing" xlink:type="simple">https://www.arrow.com/en/products/grm188c71c475ke21d/murata-manufacturing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C81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28" calcext:value-type="currency">
            <text:p>$0.28</text:p>
          </table:table-cell>
          <table:table-cell table:style-name="ce34" office:value-type="string" calcext:value-type="string">
            <text:p>Kemet</text:p>
          </table:table-cell>
          <table:table-cell table:style-name="ce37" office:value-type="string" calcext:value-type="string">
            <text:p>C0603C101K4RACAUTO</text:p>
          </table:table-cell>
          <table:table-cell table:style-name="ce34" office:value-type="string" calcext:value-type="string">
            <text:p>0.1nF Capacitor, +/-10%, 16V, X7R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content.kemet.com/datasheets/KEM_C1023_X7R_AUTO_SMD.pdf" xlink:type="simple">https://content.kemet.com/datasheets/KEM_C1023_X7R_AUTO_SMD.pdf</text:a></text:p>
          </table:table-cell>
          <table:table-cell table:style-name="ce43" office:value-type="string" calcext:value-type="string">
            <text:p><text:a xlink:href="https://www.arrow.com/en/products/c0603c101k4racauto/kemet-corporation" xlink:type="simple">https://www.arrow.com/en/products/c0603c101k4racauto/kemet-corporation</text:a></text:p>
          </table:table-cell>
          <table:table-cell table:style-name="ce22"/>
          <table:table-cell table:number-columns-repeated="1011"/>
        </table:table-row>
        <table:table-row table:style-name="ro3">
          <table:table-cell/>
          <table:table-cell table:style-name="ce30"/>
          <table:table-cell table:style-name="ce33"/>
          <table:table-cell table:style-name="ce36"/>
          <table:table-cell table:number-columns-repeated="2"/>
          <table:table-cell table:style-name="ce34"/>
          <table:table-cell table:style-name="ce37" table:number-columns-repeated="2"/>
          <table:table-cell table:number-columns-repeated="1012"/>
        </table:table-row>
        <table:table-row table:style-name="ro3">
          <table:table-cell/>
          <table:table-cell table:style-name="ce39" office:value-type="string" calcext:value-type="string">
            <text:p>Cost/Board:</text:p>
          </table:table-cell>
          <table:table-cell table:style-name="ce33" table:formula="of:=([.B3]*[.C3])+([.B4]*[.C4])+([.B5]*[.C5])+([.B6]*[.C6])+([.B7]*[.C7])+([.B8]*[.C8])+([.B9]*[.C9])+([.B10]*[.C10])+([.B11]*[.C11])+([.B12]*[.C12])+([.B13]*[.C13])+([.B14]*[.C14])+([.B15]*[.C15])+([.B16]*[.C16])+([.B17]*[.C17])+([.B18]*[.C18])+([.B19]*[.C19])+([.B20]*[.C20])+([.B21]*[.C21])+([.B22]*[.C22])+([.B23]*[.C23])+([.B24]*[.C24])+([.B25]*[.C25])+([.B26]*[.C26])+([.B27]*[.C27])+([.B28]*[.C28])+([.B29]*[.C29])+([.B30]*[.C30])+([.B31]*[.C31])+([.B32]*[.C32])+([.B33]*[.C33])+([.B34]*[.C34])+([.B35]*[.C35])+([.B36]*[.C36])" office:value-type="currency" office:currency="USD" office:value="122.03" calcext:value-type="currency">
            <text:p>$122.03</text:p>
          </table:table-cell>
          <table:table-cell table:style-name="ce36"/>
          <table:table-cell table:number-columns-repeated="3"/>
          <table:table-cell table:style-name="ce37" table:number-columns-repeated="2"/>
          <table:table-cell table:number-columns-repeated="1012"/>
        </table:table-row>
        <table:table-row table:style-name="ro4" table:number-rows-repeated="1048537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Other" table:style-name="ta2">
        <office:forms form:automatic-focus="false" form:apply-design-mode="false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8" table:default-cell-style-name="ce27"/>
        <table:table-column table:style-name="co9" table:default-cell-style-name="ce27"/>
        <table:table-column table:style-name="co14" table:default-cell-style-name="ce27"/>
        <table:table-column table:style-name="co11" table:default-cell-style-name="ce27"/>
        <table:table-column table:style-name="co12" table:number-columns-repeated="1010" table:default-cell-style-name="ce27"/>
        <table:table-row table:style-name="ro1">
          <table:table-cell table:style-name="ce55" office:value-type="string" calcext:value-type="string" table:number-columns-spanned="8" table:number-rows-spanned="1">
            <text:p>Vehicle Accessory Controller Other v0.1</text:p>
          </table:table-cell>
          <table:covered-table-cell table:number-columns-repeated="7" table:style-name="ce62"/>
          <table:table-cell table:number-columns-repeated="1011"/>
        </table:table-row>
        <table:table-row table:style-name="ro2">
          <table:table-cell table:style-name="ce56" office:value-type="string" calcext:value-type="string">
            <text:p>QTY</text:p>
          </table:table-cell>
          <table:table-cell table:style-name="ce56" office:value-type="string" calcext:value-type="string">
            <text:p>Cost</text:p>
          </table:table-cell>
          <table:table-cell table:style-name="ce56" office:value-type="string" calcext:value-type="string">
            <text:p>MRF</text:p>
          </table:table-cell>
          <table:table-cell table:style-name="ce56" office:value-type="string" calcext:value-type="string">
            <text:p>MFRPN</text:p>
          </table:table-cell>
          <table:table-cell table:style-name="ce56" office:value-type="string" calcext:value-type="string">
            <text:p>DESCRIPTION</text:p>
          </table:table-cell>
          <table:table-cell table:style-name="ce20" office:value-type="string" calcext:value-type="string">
            <text:p>DATASHEET</text:p>
          </table:table-cell>
          <table:table-cell table:style-name="ce56" office:value-type="string" calcext:value-type="string">
            <text:p>LINK</text:p>
          </table:table-cell>
          <table:table-cell table:style-name="ce56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34" office:value-type="string" calcext:value-type="string">
            <text:p>1</text:p>
          </table:table-cell>
          <table:table-cell table:style-name="ce33" office:value-type="currency" office:currency="USD" office:value="0.36" calcext:value-type="currency">
            <text:p>$0.36</text:p>
          </table:table-cell>
          <table:table-cell table:style-name="ce34" office:value-type="string" calcext:value-type="string">
            <text:p>C&amp;K</text:p>
          </table:table-cell>
          <table:table-cell table:style-name="ce37" office:value-type="string" calcext:value-type="string">
            <text:p>706202000</text:p>
          </table:table-cell>
          <table:table-cell table:style-name="ce22" office:value-type="string" calcext:value-type="string">
            <text:p>Toggle Switch Cap</text:p>
          </table:table-cell>
          <table:table-cell table:style-name="ce41" office:value-type="string" calcext:value-type="string">
            <text:p><text:a xlink:href="https://www.ckswitches.com/products/toggle/ET/" xlink:type="simple">https://www.ckswitches.com/products/toggle/ET/</text:a></text:p>
          </table:table-cell>
          <table:table-cell table:style-name="ce41" office:value-type="string" calcext:value-type="string">
            <text:p><text:a xlink:href="https://www.arrow.com/en/products/706202000/ck" xlink:type="simple">https://www.arrow.com/en/products/706202000/ck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34" office:value-type="string" calcext:value-type="string">
            <text:p>4</text:p>
          </table:table-cell>
          <table:table-cell table:style-name="ce33" office:value-type="currency" office:currency="USD" office:value="0.95" calcext:value-type="currency">
            <text:p>$0.95</text:p>
          </table:table-cell>
          <table:table-cell table:style-name="ce34" office:value-type="string" calcext:value-type="string">
            <text:p>Adafruit</text:p>
          </table:table-cell>
          <table:table-cell table:style-name="ce37" office:value-type="string" calcext:value-type="string">
            <text:p>1826</text:p>
          </table:table-cell>
          <table:table-cell table:style-name="ce22" office:value-type="string" calcext:value-type="string">
            <text:p>Micro USB Connector Solderable</text:p>
          </table:table-cell>
          <table:table-cell table:style-name="ce41" office:value-type="string" calcext:value-type="string">
            <text:p><text:a xlink:href="https://media.digikey.com/pdf/Data%20Sheets/Adafruit%20PDFs/1826_Web.pdf" xlink:type="simple">https://media.digikey.com/pdf/Data Sheets/Adafruit PDFs/1826_Web.pdf</text:a></text:p>
          </table:table-cell>
          <table:table-cell table:style-name="ce43" office:value-type="string" calcext:value-type="string">
            <text:p><text:a xlink:href="https://www.arrow.com/en/products/1826/adafruit-industries" xlink:type="simple">https://www.arrow.com/en/products/1826/adafruit-industries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34" office:value-type="string" calcext:value-type="string">
            <text:p>1</text:p>
          </table:table-cell>
          <table:table-cell table:style-name="ce33" office:value-type="currency" office:currency="USD" office:value="0.37" calcext:value-type="currency">
            <text:p>$0.37</text:p>
          </table:table-cell>
          <table:table-cell table:style-name="ce34" office:value-type="string" calcext:value-type="string">
            <text:p>Littelfuse</text:p>
          </table:table-cell>
          <table:table-cell table:style-name="ce37" office:value-type="string" calcext:value-type="string">
            <text:p>0891005.NXS</text:p>
          </table:table-cell>
          <table:table-cell table:style-name="ce22" office:value-type="string" calcext:value-type="string">
            <text:p>Low Profile MINI Blade Fuse, 5A, Tan</text:p>
          </table:table-cell>
          <table:table-cell table:style-name="ce41" office:value-type="string" calcext:value-type="string">
            <text:p><text:a xlink:href="https://www.littelfuse.com/~/media/automotive/datasheets/fuses/passenger-car-and-commercial-vehicle/blade-fuses/littelfuse_lowprofilemini_datasheet.pdf" xlink:type="simple">https://www.littelfuse.com/~/media/automotive/datasheets/fuses/passenger-car-and-commercial-vehicle/blade-fuses/littelfuse_lowprofilemini_datasheet.pdf</text:a></text:p>
          </table:table-cell>
          <table:table-cell table:style-name="ce43" office:value-type="string" calcext:value-type="string">
            <text:p><text:a xlink:href="https://www.digikey.com/products/en?keywords=%200891005.NXS" xlink:type="simple">https://www.digikey.com/products/en?keywords= 0891005.NXS</text:a></text:p>
          </table:table-cell>
          <table:table-cell table:style-name="ce52" office:value-type="string" calcext:value-type="string">
            <text:p>0891005.H, 0891005.U</text:p>
          </table:table-cell>
          <table:table-cell table:number-columns-repeated="1011"/>
        </table:table-row>
        <table:table-row table:style-name="ro3">
          <table:table-cell table:style-name="ce34" office:value-type="string" calcext:value-type="string">
            <text:p>1</text:p>
          </table:table-cell>
          <table:table-cell table:style-name="ce33" office:value-type="currency" office:currency="USD" office:value="0.8" calcext:value-type="currency">
            <text:p>$0.80</text:p>
          </table:table-cell>
          <table:table-cell table:style-name="ce34" office:value-type="string" calcext:value-type="string">
            <text:p>Littelfuse</text:p>
          </table:table-cell>
          <table:table-cell table:style-name="ce37" office:value-type="string" calcext:value-type="string">
            <text:p>00970021HXNVDL</text:p>
          </table:table-cell>
          <table:table-cell table:style-name="ce22" office:value-type="string" calcext:value-type="string">
            <text:p>Fuse Puller</text:p>
          </table:table-cell>
          <table:table-cell table:style-name="ce41" office:value-type="string" calcext:value-type="string">
            <text:p><text:a xlink:href="https://www.littelfuse.com/~/media/automotive/datasheets/fuse-pullers/littelfuse_fuse_puller_tester.pdf" xlink:type="simple">https://www.littelfuse.com/~/media/automotive/datasheets/fuse-pullers/littelfuse_fuse_puller_tester.pdf</text:a></text:p>
          </table:table-cell>
          <table:table-cell table:style-name="ce43" office:value-type="string" calcext:value-type="string">
            <text:p><text:a xlink:href="https://www.digikey.com/product-detail/en/littelfuse-inc/00970021HXNVDL/F6036-ND/3425337" xlink:type="simple">https://www.digikey.com/product-detail/en/littelfuse-inc/00970021HXNVDL/F6036-ND/3425337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34" office:value-type="string" calcext:value-type="string">
            <text:p>1</text:p>
          </table:table-cell>
          <table:table-cell table:style-name="ce33" office:value-type="currency" office:currency="USD" office:value="117.8" calcext:value-type="currency">
            <text:p>$117.80</text:p>
          </table:table-cell>
          <table:table-cell table:style-name="ce34" office:value-type="string" calcext:value-type="string">
            <text:p>Tensility</text:p>
          </table:table-cell>
          <table:table-cell table:style-name="ce37" office:value-type="string" calcext:value-type="string">
            <text:p>30-00496</text:p>
          </table:table-cell>
          <table:table-cell table:style-name="ce22" office:value-type="string" calcext:value-type="string">
            <text:p>3 Conductor 26 AWG Cable</text:p>
          </table:table-cell>
          <table:table-cell table:style-name="ce41" office:value-type="string" calcext:value-type="string">
            <text:p><text:a xlink:href="https://tensility.s3.amazonaws.com/uploads/pdffiles/30-00496.pdf?X-Amz-Expires=600&amp;X-Amz-Date=20191117T182312Z&amp;X-Amz-Algorithm=AWS4-HMAC-SHA256&amp;X-Amz-Credential=AKIAIS2S4WRDQDSWDRZQ%2F20191117%2Fus-west-2%2Fs3%2Faws4_request&amp;X-Amz-SignedHeaders=host&amp;X-Amz-Signature=b24c786b4d4bbc1f34130c2284a6d9fc1d89d2a9d69b2b35765e8f9cdf9df84b" xlink:type="simple">https://tensility.s3.amazonaws.com/uploads/pdffiles/30-00496.pdf?X-Amz-Expires=600&amp;X-Amz-Date=20191117T182312Z&amp;X-Amz-Algorithm=AWS4-HMAC-SHA256&amp;X-Amz-Credential=AKIAIS2S4WRDQDSWDRZQ%2F20191117%2Fus-west-2%2Fs3%2Faws4_request&amp;X-Amz-SignedHeaders=host&amp;X-Amz-Signature=b24c786b4d4bbc1f34130c2284a6d9fc1d89d2a9d69b2b35765e8f9cdf9df84b</text:a></text:p>
          </table:table-cell>
          <table:table-cell table:style-name="ce43" office:value-type="string" calcext:value-type="string">
            <text:p><text:a xlink:href="https://www.digikey.com/products/en/cables-wires/multiple-conductor-cables/473?k=30-00496&amp;k=&amp;pkeyword=30-00496&amp;sv=0&amp;pv77=304007&amp;sf=0&amp;quantity=&amp;ColumnSort=0&amp;page=1&amp;pageSize=25" xlink:type="simple">https://www.digikey.com/products/en/cables-wires/multiple-conductor-cables/473?k=30-00496&amp;k=&amp;pkeyword=30-00496&amp;sv=0&amp;pv77=304007&amp;sf=0&amp;quantity=&amp;ColumnSort=0&amp;page=1&amp;pageSize=25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30"/>
          <table:table-cell table:style-name="ce33"/>
          <table:table-cell table:style-name="ce36"/>
          <table:table-cell table:number-columns-repeated="2"/>
          <table:table-cell table:style-name="ce37" table:number-columns-repeated="2"/>
          <table:table-cell table:number-columns-repeated="1012"/>
        </table:table-row>
        <table:table-row table:style-name="ro3">
          <table:table-cell table:style-name="ce60" office:value-type="string" calcext:value-type="string">
            <text:p>Cost/Board:</text:p>
          </table:table-cell>
          <table:table-cell table:style-name="ce33" table:formula="of:=([.A3]*[.B3])+([.A4]*[.B4])+([.A5]*[.B5])+([.A6]*[.B6])+([.A7]*[.B7])" office:value-type="currency" office:currency="USD" office:value="123.13" calcext:value-type="currency">
            <text:p>$123.13</text:p>
          </table:table-cell>
          <table:table-cell table:style-name="ce36"/>
          <table:table-cell table:number-columns-repeated="2"/>
          <table:table-cell table:style-name="ce37" table:number-columns-repeated="2"/>
          <table:table-cell table:number-columns-repeated="1012"/>
        </table:table-row>
        <table:table-row table:style-name="ro4" table:number-rows-repeated="1048566">
          <table:table-cell table:number-columns-repeated="1019"/>
        </table:table-row>
        <table:table-row table:style-name="ro4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7"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3.9pt" fo:margin-bottom="73.9pt" fo:margin-left="56.69pt" fo:margin-right="56.69pt" style:print-page-order="ttb" style:first-page-number="1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6:44:02.788584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DI_20_Mutarjim_20_PCBA" style:display-name="PageStyle_MIDI Mutarjim PCB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8:16:15</meta:creation-date>
    <dc:language>en-US</dc:language>
    <dc:date>2020-06-08T17:52:28.523190228</dc:date>
    <meta:editing-cycles>86</meta:editing-cycles>
    <meta:editing-duration>PT10H56M</meta:editing-duration>
    <meta:generator>LibreOffice/6.0.7.3$Linux_X86_64 LibreOffice_project/00m0$Build-3</meta:generator>
    <meta:document-statistic meta:table-count="2" meta:cell-count="37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